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59mm"/>
    </style:style>
    <style:style style:name="co3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Distância p/ Manaus(Km)</text:p>
          </table:table-cell>
          <table:table-cell office:value-type="string" calcext:value-type="string">
            <text:p>Área(km²)</text:p>
          </table:table-cell>
        </table:table-row>
        <table:table-row table:style-name="ro1">
          <table:table-cell/>
          <table:table-cell office:value-type="string" calcext:value-type="string">
            <text:p>Alvarães</text:p>
          </table:table-cell>
          <table:table-cell office:value-type="float" office:value="531" calcext:value-type="float">
            <text:p>531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/>
          <table:table-cell office:value-type="string" calcext:value-type="string">
            <text:p>Amaturá</text:p>
          </table:table-cell>
          <table:table-cell office:value-type="float" office:value="908" calcext:value-type="float">
            <text:p>908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/>
          <table:table-cell office:value-type="string" calcext:value-type="string">
            <text:p>Anamã</text:p>
          </table:table-cell>
          <table:table-cell office:value-type="float" office:value="161" calcext:value-type="float">
            <text:p>161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/>
          <table:table-cell office:value-type="string" calcext:value-type="string">
            <text:p>Anori</text:p>
          </table:table-cell>
          <table:table-cell office:value-type="float" office:value="195" calcext:value-type="float">
            <text:p>195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/>
          <table:table-cell office:value-type="string" calcext:value-type="string">
            <text:p>Apuí</text:p>
          </table:table-cell>
          <table:table-cell office:value-type="float" office:value="455" calcext:value-type="float">
            <text:p>455</text:p>
          </table:table-cell>
          <table:table-cell office:value-type="float" office:value="54240" calcext:value-type="float">
            <text:p>54240</text:p>
          </table:table-cell>
        </table:table-row>
        <table:table-row table:style-name="ro1">
          <table:table-cell/>
          <table:table-cell office:value-type="string" calcext:value-type="string">
            <text:p>Atalaia do Norte</text:p>
          </table:table-cell>
          <table:table-cell office:value-type="float" office:value="1136" calcext:value-type="float">
            <text:p>1136</text:p>
          </table:table-cell>
          <table:table-cell office:value-type="float" office:value="76355" calcext:value-type="float">
            <text:p>76355</text:p>
          </table:table-cell>
        </table:table-row>
        <table:table-row table:style-name="ro1">
          <table:table-cell/>
          <table:table-cell office:value-type="string" calcext:value-type="string">
            <text:p>Autazes</text:p>
          </table:table-cell>
          <table:table-cell office:value-type="float" office:value="112" calcext:value-type="float">
            <text:p>112</text:p>
          </table:table-cell>
          <table:table-cell office:value-type="float" office:value="7599" calcext:value-type="float">
            <text:p>7599</text:p>
          </table:table-cell>
        </table:table-row>
        <table:table-row table:style-name="ro1">
          <table:table-cell/>
          <table:table-cell office:value-type="string" calcext:value-type="string">
            <text:p>Barcelos</text:p>
          </table:table-cell>
          <table:table-cell office:value-type="float" office:value="400" calcext:value-type="float">
            <text:p>400</text:p>
          </table:table-cell>
          <table:table-cell office:value-type="float" office:value="122476" calcext:value-type="float">
            <text:p>122476</text:p>
          </table:table-cell>
        </table:table-row>
        <table:table-row table:style-name="ro1">
          <table:table-cell/>
          <table:table-cell office:value-type="string" calcext:value-type="string">
            <text:p>Barreirinha</text:p>
          </table:table-cell>
          <table:table-cell office:value-type="float" office:value="330" calcext:value-type="float">
            <text:p>330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/>
          <table:table-cell office:value-type="string" calcext:value-type="string">
            <text:p>Benjamin Constant</text:p>
          </table:table-cell>
          <table:table-cell office:value-type="float" office:value="1118" calcext:value-type="float">
            <text:p>1118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/>
          <table:table-cell office:value-type="string" calcext:value-type="string">
            <text:p>Beruri</text:p>
          </table:table-cell>
          <table:table-cell office:value-type="float" office:value="173" calcext:value-type="float">
            <text:p>173</text:p>
          </table:table-cell>
          <table:table-cell office:value-type="float" office:value="17251" calcext:value-type="float">
            <text:p>17251</text:p>
          </table:table-cell>
        </table:table-row>
        <table:table-row table:style-name="ro1">
          <table:table-cell/>
          <table:table-cell office:value-type="string" calcext:value-type="string">
            <text:p>Boa Vista do Ramos</text:p>
          </table:table-cell>
          <table:table-cell office:value-type="float" office:value="269" calcext:value-type="float">
            <text:p>269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/>
          <table:table-cell office:value-type="string" calcext:value-type="string">
            <text:p>Boca do Acre</text:p>
          </table:table-cell>
          <table:table-cell office:value-type="float" office:value="950" calcext:value-type="float">
            <text:p>950</text:p>
          </table:table-cell>
          <table:table-cell office:value-type="float" office:value="22349" calcext:value-type="float">
            <text:p>22349</text:p>
          </table:table-cell>
        </table:table-row>
        <table:table-row table:style-name="ro1">
          <table:table-cell/>
          <table:table-cell office:value-type="string" calcext:value-type="string">
            <text:p>Borba</text:p>
          </table:table-cell>
          <table:table-cell office:value-type="float" office:value="215" calcext:value-type="float">
            <text:p>215</text:p>
          </table:table-cell>
          <table:table-cell office:value-type="float" office:value="44251" calcext:value-type="float">
            <text:p>44251</text:p>
          </table:table-cell>
        </table:table-row>
        <table:table-row table:style-name="ro1">
          <table:table-cell/>
          <table:table-cell office:value-type="string" calcext:value-type="string">
            <text:p>Caapiranga</text:p>
          </table:table-cell>
          <table:table-cell office:value-type="float" office:value="133" calcext:value-type="float">
            <text:p>133</text:p>
          </table:table-cell>
          <table:table-cell office:value-type="float" office:value="9456" calcext:value-type="float">
            <text:p>9456</text:p>
          </table:table-cell>
        </table:table-row>
        <table:table-row table:style-name="ro1">
          <table:table-cell/>
          <table:table-cell office:value-type="string" calcext:value-type="string">
            <text:p>Canutama</text:p>
          </table:table-cell>
          <table:table-cell office:value-type="float" office:value="620" calcext:value-type="float">
            <text:p>620</text:p>
          </table:table-cell>
          <table:table-cell office:value-type="float" office:value="29820" calcext:value-type="float">
            <text:p>29820</text:p>
          </table:table-cell>
        </table:table-row>
        <table:table-row table:style-name="ro1">
          <table:table-cell/>
          <table:table-cell office:value-type="string" calcext:value-type="string">
            <text:p>Carauari</text:p>
          </table:table-cell>
          <table:table-cell office:value-type="float" office:value="788" calcext:value-type="float">
            <text:p>788</text:p>
          </table:table-cell>
          <table:table-cell office:value-type="float" office:value="25767" calcext:value-type="float">
            <text:p>25767</text:p>
          </table:table-cell>
        </table:table-row>
        <table:table-row table:style-name="ro1">
          <table:table-cell/>
          <table:table-cell office:value-type="string" calcext:value-type="string">
            <text:p>Careiro</text:p>
          </table:table-cell>
          <table:table-cell office:value-type="float" office:value="124" calcext:value-type="float">
            <text:p>124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/>
          <table:table-cell office:value-type="string" calcext:value-type="string">
            <text:p>Careiro da Várzea</text:p>
          </table:table-cell>
          <table:table-cell office:value-type="float" office:value="26" calcext:value-type="float">
            <text:p>26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/>
          <table:table-cell office:value-type="string" calcext:value-type="string">
            <text:p>Coari</text:p>
          </table:table-cell>
          <table:table-cell office:value-type="float" office:value="363" calcext:value-type="float">
            <text:p>363</text:p>
          </table:table-cell>
          <table:table-cell office:value-type="float" office:value="85097" calcext:value-type="float">
            <text:p>85097</text:p>
          </table:table-cell>
        </table:table-row>
        <table:table-row table:style-name="ro1">
          <table:table-cell/>
          <table:table-cell office:value-type="string" calcext:value-type="string">
            <text:p>Codajás</text:p>
          </table:table-cell>
          <table:table-cell office:value-type="float" office:value="297" calcext:value-type="float">
            <text:p>297</text:p>
          </table:table-cell>
          <table:table-cell office:value-type="float" office:value="18712" calcext:value-type="float">
            <text:p>18712</text:p>
          </table:table-cell>
        </table:table-row>
        <table:table-row table:style-name="ro1">
          <table:table-cell/>
          <table:table-cell office:value-type="string" calcext:value-type="string">
            <text:p>Eirunepé</text:p>
          </table:table-cell>
          <table:table-cell office:value-type="float" office:value="1159" calcext:value-type="float">
            <text:p>1159</text:p>
          </table:table-cell>
          <table:table-cell office:value-type="float" office:value="15831" calcext:value-type="float">
            <text:p>15831</text:p>
          </table:table-cell>
        </table:table-row>
        <table:table-row table:style-name="ro1">
          <table:table-cell/>
          <table:table-cell office:value-type="string" calcext:value-type="string">
            <text:p>Envira</text:p>
          </table:table-cell>
          <table:table-cell office:value-type="float" office:value="1216" calcext:value-type="float">
            <text:p>1216</text:p>
          </table:table-cell>
          <table:table-cell office:value-type="float" office:value="13369" calcext:value-type="float">
            <text:p>13369</text:p>
          </table:table-cell>
        </table:table-row>
        <table:table-row table:style-name="ro1">
          <table:table-cell/>
          <table:table-cell office:value-type="string" calcext:value-type="string">
            <text:p>Fonte Boa</text:p>
          </table:table-cell>
          <table:table-cell office:value-type="float" office:value="602" calcext:value-type="float">
            <text:p>602</text:p>
          </table:table-cell>
          <table:table-cell office:value-type="float" office:value="12111" calcext:value-type="float">
            <text:p>12111</text:p>
          </table:table-cell>
        </table:table-row>
        <table:table-row table:style-name="ro1">
          <table:table-cell/>
          <table:table-cell office:value-type="string" calcext:value-type="string">
            <text:p>Guajará</text:p>
          </table:table-cell>
          <table:table-cell office:value-type="float" office:value="1487" calcext:value-type="float">
            <text:p>1487</text:p>
          </table:table-cell>
          <table:table-cell office:value-type="float" office:value="8904" calcext:value-type="float">
            <text:p>8904</text:p>
          </table:table-cell>
        </table:table-row>
        <table:table-row table:style-name="ro1">
          <table:table-cell/>
          <table:table-cell office:value-type="string" calcext:value-type="string">
            <text:p>Humaitá (Amazonas)</text:p>
          </table:table-cell>
          <table:table-cell office:value-type="float" office:value="591" calcext:value-type="float">
            <text:p>591</text:p>
          </table:table-cell>
          <table:table-cell office:value-type="float" office:value="33072" calcext:value-type="float">
            <text:p>33072</text:p>
          </table:table-cell>
        </table:table-row>
        <table:table-row table:style-name="ro1">
          <table:table-cell/>
          <table:table-cell office:value-type="string" calcext:value-type="string">
            <text:p>Ipixuna</text:p>
          </table:table-cell>
          <table:table-cell office:value-type="float" office:value="1380" calcext:value-type="float">
            <text:p>1380</text:p>
          </table:table-cell>
          <table:table-cell office:value-type="float" office:value="13565" calcext:value-type="float">
            <text:p>13565</text:p>
          </table:table-cell>
        </table:table-row>
        <table:table-row table:style-name="ro1">
          <table:table-cell/>
          <table:table-cell office:value-type="string" calcext:value-type="string">
            <text:p>Irandub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coatiara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marati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piranga (Amazonas)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urá (Amazonas)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ruá</text:p>
          </table:table-cell>
          <table:table-cell office:value-type="float" office:value="672" calcext:value-type="float">
            <text:p>672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/>
          <table:table-cell office:value-type="string" calcext:value-type="string">
            <text:p>Jutaí</text:p>
          </table:table-cell>
          <table:table-cell office:value-type="float" office:value="632" calcext:value-type="float">
            <text:p>632</text:p>
          </table:table-cell>
          <table:table-cell office:value-type="float" office:value="69551" calcext:value-type="float">
            <text:p>69551</text:p>
          </table:table-cell>
        </table:table-row>
        <table:table-row table:style-name="ro1">
          <table:table-cell/>
          <table:table-cell office:value-type="string" calcext:value-type="string">
            <text:p>Lábrea</text:p>
          </table:table-cell>
          <table:table-cell office:value-type="float" office:value="852" calcext:value-type="float">
            <text:p>852</text:p>
          </table:table-cell>
          <table:table-cell office:value-type="float" office:value="68229" calcext:value-type="float">
            <text:p>68229</text:p>
          </table:table-cell>
        </table:table-row>
        <table:table-row table:style-name="ro1">
          <table:table-cell/>
          <table:table-cell office:value-type="string" calcext:value-type="string">
            <text:p>Manacapuru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aquiri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icoré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ã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és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hamundá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va Olinda do Norte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vo Airão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vo Aripuanã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ntins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ini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idente Figueiredo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o Preto da Eva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ta Isabel do Rio Negro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to Antônio do Içá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ão Gabriel da Cachoeira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ão Paulo de Olivença</text:p>
          </table:table-cell>
          <table:table-cell office:value-type="float" office:value="982" calcext:value-type="float">
            <text:p>9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ão Sebastião do Uatumã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lves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atinga (Amazonas)</text:p>
          </table:table-cell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pauá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fé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antins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ini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ucará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ucurituba</text:p>
          </table:table-cell>
          <table:table-cell office:value-type="float" office:value="218" calcext:value-type="float">
            <text:p>21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alvaraes" xlink:type="simple">Alvarãe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amatura" xlink:type="simple">Amaturá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anama" xlink:type="simple">Anamã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anori" xlink:type="simple">Anori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apui" xlink:type="simple">Apuí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atalaia-do-norte" xlink:type="simple">Atalaia do Norte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autazes" xlink:type="simple">Autaze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barcelos" xlink:type="simple">Barcelo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barreirinha" xlink:type="simple">Barreirinh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benjamin-constant" xlink:type="simple">Benjamin Constant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beruri" xlink:type="simple">Beruri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boa-vista-do-ramos" xlink:type="simple">Boa Vista do Ramo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boca-do-acre" xlink:type="simple">Boca do Acre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borba" xlink:type="simple">Borb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caapiranga" xlink:type="simple">Caapirang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canutama" xlink:type="simple">Canutam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carauari" xlink:type="simple">Carauari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careiro" xlink:type="simple">Careiro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careiro-da-varzea" xlink:type="simple">Careiro da Várze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coari" xlink:type="simple">Coari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codajas" xlink:type="simple">Codajá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eirunepe" xlink:type="simple">Eirunepé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envira" xlink:type="simple">Envir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fonte-boa" xlink:type="simple">Fonte Bo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guajara" xlink:type="simple">Guajará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humaita-amazonas" xlink:type="simple">Humaitá (Amazonas)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ipixuna" xlink:type="simple">Ipixun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iranduba" xlink:type="simple">Irandub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itacoatiara" xlink:type="simple">Itacoatiar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itamarati" xlink:type="simple">Itamarati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itapiranga-amazonas" xlink:type="simple">Itapiranga (Amazonas)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japura-amazonas" xlink:type="simple">Japurá (Amazonas)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jurua" xlink:type="simple">Juruá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jutai" xlink:type="simple">Jutaí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labrea" xlink:type="simple">Lábre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manacapuru" xlink:type="simple">Manacapuru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manaquiri" xlink:type="simple">Manaquiri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manicore" xlink:type="simple">Manicoré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maraa" xlink:type="simple">Maraã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maues" xlink:type="simple">Maué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nhamunda" xlink:type="simple">Nhamundá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nova-olinda-do-norte" xlink:type="simple">Nova Olinda do Norte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novo-airao" xlink:type="simple">Novo Airão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novo-aripuana" xlink:type="simple">Novo Aripuanã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parintins" xlink:type="simple">Parintin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pauini" xlink:type="simple">Pauini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presidente-figueiredo" xlink:type="simple">Presidente Figueiredo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rio-preto-da-eva" xlink:type="simple">Rio Preto da Ev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santa-isabel-do-rio-negro" xlink:type="simple">Santa Isabel do Rio Negro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santo-antonio-do-ica" xlink:type="simple">Santo Antônio do Içá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sao-gabriel-da-cachoeira" xlink:type="simple">São Gabriel da Cachoeir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sao-paulo-de-olivenca" xlink:type="simple">São Paulo de Olivença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sao-sebastiao-do-uatuma" xlink:type="simple">São Sebastião do Uatumã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silves" xlink:type="simple">Silve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tabatinga-amazonas" xlink:type="simple">Tabatinga (Amazonas)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tapaua" xlink:type="simple">Tapauá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tefe" xlink:type="simple">Tefé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tonantins" xlink:type="simple">Tonantins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uarini" xlink:type="simple">Uarini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urucara" xlink:type="simple">Urucará</text:a>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anciasentrecidades.com/distancia-manaus-a-urucurituba" xlink:type="simple">Urucuritub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6:25:07.077989148</meta:creation-date>
    <dc:date>2019-09-11T18:02:20.022186138</dc:date>
    <meta:editing-duration>PT13M27S</meta:editing-duration>
    <meta:editing-cycles>1</meta:editing-cycles>
    <meta:document-statistic meta:table-count="2" meta:cell-count="215" meta:object-count="0"/>
    <meta:generator>LibreOffice/5.1.6.2$Linux_X86_64 LibreOffice_project/10m0$Build-2</meta:generator>
  </office:meta>
</office:document-meta>
</file>